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Roboto" svg:font-family="Roboto, sans-serif"/>
    <style:font-face style:name="arial" svg:font-family="arial" style:font-family-generic="swiss"/>
    <style:font-face style:name="monospace" svg:font-family="monospace, monospace"/>
  </office:font-face-decls>
  <office:automatic-styles>
    <style:style style:name="P1" style:family="paragraph" style:parent-style-name="Preformatted_20_Text">
      <loext:graphic-properties draw:fill="solid" draw:fill-color="#f7f7f7" draw:opacity="100%"/>
      <style:paragraph-properties fo:margin-left="0cm" fo:margin-right="0cm" fo:margin-top="0cm" fo:margin-bottom="0.397cm" style:contextual-spacing="false" fo:line-height="170%" fo:orphans="2" fo:widows="2" fo:text-indent="0cm" style:auto-text-indent="false" fo:background-color="#f7f7f7" fo:padding-left="0.053cm" fo:padding-right="0cm" fo:padding-top="0.053cm" fo:padding-bottom="0.053cm" fo:border-left="0.06pt solid #ececec" fo:border-right="none" fo:border-top="0.06pt solid #ececec" fo:border-bottom="0.06pt solid #ececec"/>
      <style:text-properties fo:font-variant="normal" fo:text-transform="none" fo:color="#303030" loext:opacity="100%" style:font-name="monospace" fo:font-size="12pt" fo:letter-spacing="normal" fo:font-style="normal" fo:font-weight="normal"/>
    </style:style>
    <style:style style:name="P2" style:family="paragraph" style:parent-style-name="Preformatted_20_Text">
      <loext:graphic-properties draw:fill="solid" draw:fill-color="#ffffff" draw:opacity="100%"/>
      <style:paragraph-properties fo:margin-left="0cm" fo:margin-right="0cm" fo:margin-top="0.265cm" fo:margin-bottom="0.265cm" style:contextual-spacing="false" fo:line-height="170%" fo:orphans="2" fo:widows="2" fo:text-indent="0cm" style:auto-text-indent="false" fo:background-color="#ffffff" fo:padding-left="0.953cm" fo:padding-right="0cm" fo:padding-top="0.049cm" fo:padding-bottom="0.049cm" fo:border-left="0.06pt solid #ececec" fo:border-right="none" fo:border-top="0.06pt solid #ececec" fo:border-bottom="0.06pt solid #ececec"/>
      <style:text-properties fo:font-variant="normal" fo:text-transform="none" fo:color="#000000" loext:opacity="100%" style:font-name="monospace" fo:letter-spacing="normal" fo:font-style="normal" fo:font-weight="normal"/>
    </style:style>
    <style:style style:name="P3" style:family="paragraph" style:parent-style-name="Preformatted_20_Text">
      <loext:graphic-properties draw:fill="solid" draw:fill-color="#ffffff" draw:opacity="100%"/>
      <style:paragraph-properties fo:margin-top="0.265cm" fo:margin-bottom="0.265cm" style:contextual-spacing="false" fo:line-height="170%" fo:orphans="2" fo:widows="2" fo:background-color="#ffffff" fo:padding-left="0.953cm" fo:padding-right="0cm" fo:padding-top="0.049cm" fo:padding-bottom="0.049cm" fo:border-left="0.06pt solid #ececec" fo:border-right="none" fo:border-top="0.06pt solid #ececec" fo:border-bottom="0.06pt solid #ececec"/>
      <style:text-properties fo:font-variant="normal" fo:text-transform="none" fo:color="#000000" loext:opacity="100%" style:font-name="monospace" fo:letter-spacing="normal" fo:font-style="normal" fo:font-weight="normal"/>
    </style:style>
    <style:style style:name="P4" style:family="paragraph" style:parent-style-name="Preformatted_20_Text">
      <loext:graphic-properties draw:fill="solid" draw:fill-color="#ffffff" draw:opacity="100%"/>
      <style:paragraph-properties fo:margin-top="0.265cm" fo:margin-bottom="0.265cm" style:contextual-spacing="false" fo:line-height="170%" fo:orphans="2" fo:widows="2" fo:background-color="#ffffff" fo:padding-left="0.953cm" fo:padding-right="0cm" fo:padding-top="0.049cm" fo:padding-bottom="0.049cm" fo:border-left="0.06pt solid #ececec" fo:border-right="none" fo:border-top="0.06pt solid #ececec" fo:border-bottom="0.06pt solid #ececec"/>
      <style:text-properties fo:font-variant="normal" fo:text-transform="none" fo:color="#000000" loext:opacity="100%" fo:letter-spacing="normal"/>
    </style:style>
    <style:style style:name="P5" style:family="paragraph" style:parent-style-name="Preformatted_20_Text">
      <loext:graphic-properties draw:fill="solid" draw:fill-color="#ffffff" draw:opacity="100%"/>
      <style:paragraph-properties fo:margin-top="0.265cm" fo:margin-bottom="0.265cm" style:contextual-spacing="false" fo:line-height="170%" fo:orphans="2" fo:widows="2" fo:background-color="#ffffff" fo:padding-left="0.953cm" fo:padding-right="0cm" fo:padding-top="0.049cm" fo:padding-bottom="0.049cm" fo:border-left="0.06pt solid #ececec" fo:border-right="none" fo:border-top="0.06pt solid #ececec" fo:border-bottom="0.06pt solid #ececec"/>
      <style:text-properties fo:font-variant="normal" fo:text-transform="none" fo:color="#ff0080" loext:opacity="100%" style:font-name="monospace" fo:letter-spacing="normal" fo:font-style="normal" fo:font-weight="bold"/>
    </style:style>
    <style:style style:name="P6" style:family="paragraph" style:parent-style-name="Preformatted_20_Text">
      <loext:graphic-properties draw:fill="solid" draw:fill-color="#ffffff" draw:opacity="100%"/>
      <style:paragraph-properties fo:margin-top="0.265cm" fo:margin-bottom="0.265cm" style:contextual-spacing="false" fo:line-height="170%" fo:orphans="2" fo:widows="2" fo:background-color="#ffffff" fo:padding-left="0.953cm" fo:padding-right="0cm" fo:padding-top="0.049cm" fo:padding-bottom="0.049cm" fo:border-left="0.06pt solid #ececec" fo:border-right="none" fo:border-top="0.06pt solid #ececec" fo:border-bottom="0.06pt solid #ececec"/>
    </style:style>
    <style:style style:name="P7" style:family="paragraph" style:parent-style-name="Standard">
      <style:paragraph-properties fo:margin-left="0cm" fo:margin-right="0cm" fo:margin-top="0cm" fo:margin-bottom="0.499cm" style:contextual-spacing="false" fo:orphans="2" fo:widows="2" fo:text-indent="0cm" style:auto-text-indent="false"/>
    </style:style>
    <style:style style:name="P8" style:family="paragraph" style:parent-style-name="Text_20_body">
      <style:paragraph-properties fo:margin-left="0cm" fo:margin-right="0cm" fo:orphans="2" fo:widows="2" fo:text-indent="0cm" style:auto-text-indent="false"/>
    </style:style>
    <style:style style:name="P9" style:family="paragraph" style:parent-style-name="Text_20_body">
      <style:paragraph-properties fo:margin-left="0cm" fo:margin-right="0cm" fo:orphans="2" fo:widows="2" fo:text-indent="0cm" style:auto-text-indent="false"/>
      <style:text-properties fo:font-variant="normal" fo:text-transform="none" fo:color="#303030" loext:opacity="100%" style:font-name="Roboto" fo:font-size="12pt" fo:letter-spacing="normal" fo:font-style="normal" fo:font-weight="normal"/>
    </style:style>
    <style:style style:name="P10" style:family="paragraph" style:parent-style-name="Text_20_body">
      <style:paragraph-properties fo:margin-left="0cm" fo:margin-right="0cm" fo:orphans="2" fo:widows="2" fo:text-indent="0cm" style:auto-text-indent="false"/>
      <style:text-properties fo:font-variant="normal" fo:text-transform="none" fo:color="#303030" loext:opacity="100%" fo:letter-spacing="normal"/>
    </style:style>
    <style:style style:name="T1" style:family="text">
      <style:text-properties fo:font-variant="normal" fo:text-transform="none" fo:color="#303030" loext:opacity="100%" style:font-name="Roboto" fo:font-size="12pt" fo:letter-spacing="normal" fo:font-style="normal" fo:font-weight="normal"/>
    </style:style>
    <style:style style:name="T2" style:family="text">
      <style:text-properties fo:font-variant="normal" fo:text-transform="none" fo:color="#303030" loext:opacity="100%" fo:letter-spacing="normal"/>
    </style:style>
    <style:style style:name="T3" style:family="text">
      <style:text-properties style:font-name="Roboto" fo:font-size="12pt" fo:font-style="normal" fo:font-weight="normal"/>
    </style:style>
    <style:style style:name="T4" style:family="text">
      <style:text-properties fo:color="#0000ff" loext:opacity="100%"/>
    </style:style>
    <style:style style:name="T5" style:family="text">
      <style:text-properties fo:color="#0000ff" loext:opacity="100%" style:font-name="monospace" fo:font-style="normal" fo:font-weight="normal"/>
    </style:style>
    <style:style style:name="T6" style:family="text">
      <style:text-properties fo:color="#a31515" loext:opacity="100%"/>
    </style:style>
    <style:style style:name="T7" style:family="text">
      <style:text-properties fo:color="#a31515" loext:opacity="100%" style:font-name="monospace" fo:font-style="normal" fo:font-weight="normal"/>
    </style:style>
    <style:style style:name="T8" style:family="text">
      <style:text-properties fo:color="#ff0080" loext:opacity="100%" fo:font-weight="bold"/>
    </style:style>
    <style:style style:name="T9" style:family="text">
      <style:text-properties fo:color="#ff0080" loext:opacity="100%" style:font-name="monospace" fo:font-style="normal" fo:font-weight="bold"/>
    </style:style>
    <style:style style:name="T10" style:family="text">
      <style:text-properties style:font-name="monospace" fo:font-style="normal" fo:font-weight="normal"/>
    </style:style>
    <style:style style:name="T11" style:family="text">
      <style:text-properties fo:color="#00008b" loext:opacity="100%" style:font-name="monospace" fo:font-style="normal" fo:font-weight="bold"/>
    </style:style>
    <style:style style:name="T12" style:family="text">
      <style:text-properties fo:color="#008000" loext:opacity="100%" style:font-name="monospace" fo:font-style="italic" fo:font-weight="normal"/>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none" fo:border-right="0.06pt solid #999999" fo:border-top="none" fo:border-bottom="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0.053cm" svg:y="0cm" svg:width="0.794cm" draw:z-index="1">
        <draw:text-box fo:min-height="0.041cm">
          <text:p text:style-name="Text_20_body"/>
        </draw:text-box>
      </draw:frame>
      <draw:frame draw:style-name="fr1" draw:name="Cadre1" text:anchor-type="page" text:anchor-page-number="1" svg:x="0.053cm" svg:y="0cm" svg:width="0.794cm" draw:z-index="0">
        <draw:text-box fo:min-height="0.041cm">
          <text:p text:style-name="Text_20_body"/>
        </draw:text-box>
      </draw:frame>
      <text:p text:style-name="P7"><text:span text:style-name="T1">Qu'est ce qu'un file descriptor ?</text:span><text:line-break/><text:line-break/><text:span text:style-name="T1">Un file descriptor permet d'identifier un fichier (au sens large) en vue de lire ou d'écrire dedans.</text:span><text:line-break/><text:line-break/><text:span text:style-name="T1">Qu'appelle-je un fichier "au sens large" ? Tout ce qu'on appelle "fichier" au sens linux :</text:span><text:line-break/><text:span text:style-name="T1">- les dossiers (par exemple </text:span></text:p>
      <text:p text:style-name="P1">/home/toto</text:p>
      <text:p text:style-name="P8"><text:span text:style-name="T1">)</text:span><text:line-break/><text:span text:style-name="T1">- les fichiers de données (par exemple </text:span></text:p>
      <text:p text:style-name="P1">/home/toto/fichier.txt</text:p>
      <text:p text:style-name="P8"><text:span text:style-name="T1">),</text:span><text:line-break/><text:span text:style-name="T1">- les sockets réseaux,</text:span><text:line-break/><text:span text:style-name="T1">- les liens symboliques,</text:span><text:line-break/><text:span text:style-name="T1">- un tube (ou pipe en anglais, le fameux </text:span></text:p>
      <text:p text:style-name="P1">|</text:p>
      <text:p text:style-name="P8"><text:span text:style-name="T2"> </text:span><text:span text:style-name="T1">qu'on voit souvent sous linux)</text:span><text:line-break/><text:span text:style-name="T1">- l'entrée standard (</text:span></text:p>
      <text:p text:style-name="P1">/dev/stdin</text:p>
      <text:p text:style-name="P9">), la sortie standard (</text:p>
      <text:p text:style-name="P1">/dev/stdout</text:p>
      <text:p text:style-name="P9">), la sortie d'erreur standard (</text:p>
      <text:p text:style-name="P1">/dev/stderr</text:p>
      <text:p text:style-name="P8"><text:span text:style-name="T1">)</text:span><text:line-break/><text:span text:style-name="T1">- et bien d'autres ...</text:span><text:line-break/><text:line-break/><text:span text:style-name="T1">À quoi ça sert ?</text:span><text:line-break/><text:line-break/><text:span text:style-name="T1">Ton programme peut potentiellement interagir avec n'importe quel(s) fichier(s) (au sens large) et donc le jour où tu voudras par exemple écrire dans un fichier, il faudra indiquer à </text:span></text:p>
      <text:p text:style-name="P1">fprintf</text:p>
      <text:p text:style-name="P8"><text:soft-page-break/><text:span text:style-name="T1">.</text:span><text:line-break/><text:line-break/><text:span text:style-name="T1">Quand tu as débuté en C, on t'a sans doute expliqué que le jour où tu voulais écrire dans un terminal, tu allais devoir écrire par exemple : </text:span></text:p>
      <text:p text:style-name="P1">printf("coucou");</text:p>
      <text:p text:style-name="P9">. Sous-entendu, écris dans </text:p>
      <text:p text:style-name="P1">stdout</text:p>
      <text:p text:style-name="P8"><text:span text:style-name="T2"> </text:span><text:span text:style-name="T1">la chaîne de caractère coucou.</text:span><text:line-break/><text:line-break/><text:span text:style-name="T1">Maintenant supposons que tu veuilles écrire sur la sortie d'erreur, ou dans un fichier de donnée, il va te falloir une fonction qui te permette de dire dans quoi écrire. C'est le rôle du file descriptor.</text:span><text:line-break/><text:line-break/><text:span text:style-name="T1">L'instruction précédente est équivalente à </text:span></text:p>
      <text:p text:style-name="P1">fprintf(stdout, "coucou");</text:p>
      <text:p text:style-name="P9">. Si on veut écrire dans la sortie d'erreur on écrirait </text:p>
      <text:p text:style-name="P1">fprintf(stderr, "coucou");</text:p>
      <text:p text:style-name="P8"><text:span text:style-name="T1">.</text:span><text:line-break/><text:line-break/><text:span text:style-name="T1">Note que sur le même principe, </text:span></text:p>
      <text:p text:style-name="P1">stdin</text:p>
      <text:p text:style-name="P10"> <text:span text:style-name="T3">est le file descriptor dans lequel lit </text:span></text:p>
      <text:p text:style-name="P1">scanf</text:p>
      <text:p text:style-name="P10"> <text:span text:style-name="T3">(entrée standard), et cette fonction est en fait équivalent à </text:span></text:p>
      <text:p text:style-name="P1">fscanf(stdin, ...)</text:p>
      <text:p text:style-name="P8"><text:span text:style-name="T1">.</text:span><text:line-break/><text:line-break/><text:span text:style-name="T1">Pourquoi avoir créé des file descriptor ?</text:span><text:line-break/><text:line-break/><text:span text:style-name="T1">Les flux standards sont directement utilisables et donc il n'y a pas besoin de préparer un file descriptor pour y accéder. Ce ne serait évidemment pas le cas pour lire ou écrire un fichier quelconque : comment le programme pourrait </text:span><text:soft-page-break/><text:span text:style-name="T1">deviner de quel fichier on parle ? As-t'on envie de systématiquement passer le chemin de ce fichier et de le retrouver sur le disque dur ? C'est la raison qui motive l'utilisation d'un file descriptor.</text:span><text:line-break/><text:line-break/><text:span text:style-name="T1">Concrètement un file descriptor est un entier, et le système a été "préparé" pour que quand le programme écrive dedans, celui-ci sache avec qui il doit travailler. Cette préparation à un coût : il faut trouver le fichier sur le disque dur, vérifier que le programme à le droit d'y accéder, etc. Ce n'est pas une opération anodine, et en tout cas, pas un travail qu'on voudra déclencher à chaque fois que notre programme veut lire ou écrire dans un fichier.</text:span><text:line-break/><text:line-break/><text:span text:style-name="T1">Comment manipuler des file descriptor ? (fichiers réguliers)</text:span><text:line-break/><text:line-break/><text:span text:style-name="T1">Pour un fichier régulier, c'est assuré par la fonction </text:span></text:p>
      <text:p text:style-name="P1">fopen</text:p>
      <text:p text:style-name="P9">. En fonction de qui lance le programme et des droits associés à ce fichier, le système va ou non accepter de créer un file descriptor, et c'est pourquoi le retour de </text:p>
      <text:p text:style-name="P1">fopen</text:p>
      <text:p text:style-name="P8"><text:span text:style-name="T2"> </text:span><text:span text:style-name="T1">doit être contrôler.</text:span><text:line-break/><text:line-break/><text:span text:style-name="T1">Tant que ce file descriptor accédant au fichier en lecture (resp. en écriture) existe on peut lire (resp. écrire) dedans.</text:span><text:line-break/><text:line-break/><text:span text:style-name="T1">Une fois que l'on a fini de travailler à ce fichier, il faut signaler au système quand il peut le relâcher. C'est le rôle de </text:span></text:p>
      <text:p text:style-name="P1">fclose</text:p>
      <text:p text:style-name="P8"><text:span text:style-name="T1">. Il est indispensable de fermer le fichier proprement, car l'écriture effective de donnée dans un fichier n'est garantie que lorsqu'on ferme le fichier. En effet, pour optimiser le déroulement programme, le système peut décider d'attendre d'avoir un peu plus de données à écrire avant de procéder à l'écriture. Ce choix technique est dû au fait qu'une opération d'entrée sortie est une opération lente en informatique, donc on essaye d'en limiter le nombre. Par ailleurs, laisser un file descriptor ouvert peut entraîner des trous de sécurité.</text:span><text:line-break/><text:line-break/><text:span text:style-name="T1">Ainsi, en C, ouvrir un fichier se fait ainsi :</text:span></text:p>
      <text:p text:style-name="P2"><text:span text:style-name="T4">#include</text:span> <text:span text:style-name="T6">&lt;stdio.h&gt;</text:span></text:p>
      <text:p text:style-name="P6"><text:soft-page-break/></text:p>
      <text:p text:style-name="P3"><text:span text:style-name="T4">int</text:span> main<text:span text:style-name="T8">()</text:span> <text:span text:style-name="T8">{</text:span></text:p>
      <text:p text:style-name="P4"><text:s text:c="2"/><text:span text:style-name="T11">const</text:span><text:span text:style-name="T10"> </text:span><text:span text:style-name="T5">char</text:span><text:span text:style-name="T10"> </text:span><text:span text:style-name="T9">*</text:span><text:span text:style-name="T10"> filename </text:span><text:span text:style-name="T9">=</text:span><text:span text:style-name="T10"> </text:span><text:span text:style-name="T7">"/home/toto.txt"</text:span><text:span text:style-name="T9">;</text:span></text:p>
      <text:p text:style-name="P4"><text:s text:c="2"/><text:span text:style-name="T5">int</text:span><text:span text:style-name="T10"> x </text:span><text:span text:style-name="T9">=</text:span><text:span text:style-name="T10"> 7</text:span><text:span text:style-name="T9">;</text:span></text:p>
      <text:p text:style-name="P6"/>
      <text:p text:style-name="P4"><text:s text:c="2"/><text:span text:style-name="T10">FILE </text:span><text:span text:style-name="T9">*</text:span><text:span text:style-name="T10"> fd </text:span><text:span text:style-name="T9">=</text:span><text:span text:style-name="T10"> fopen</text:span><text:span text:style-name="T9">(</text:span><text:span text:style-name="T10">filename</text:span><text:span text:style-name="T9">,</text:span><text:span text:style-name="T10"> </text:span><text:span text:style-name="T7">"w"</text:span><text:span text:style-name="T9">);</text:span></text:p>
      <text:p text:style-name="P4"><text:s text:c="2"/><text:span text:style-name="T11">if</text:span><text:span text:style-name="T10"> </text:span><text:span text:style-name="T9">(</text:span><text:span text:style-name="T10">fd</text:span><text:span text:style-name="T9">)</text:span><text:span text:style-name="T10"> </text:span><text:span text:style-name="T9">{</text:span><text:span text:style-name="T10"> </text:span><text:span text:style-name="T12">// succès</text:span></text:p>
      <text:p text:style-name="P4"><text:s text:c="4"/><text:span text:style-name="T12">// utilisation du fichier</text:span></text:p>
      <text:p text:style-name="P4"><text:s text:c="4"/><text:span text:style-name="T10">fprintf</text:span><text:span text:style-name="T9">(</text:span><text:span text:style-name="T10">fd</text:span><text:span text:style-name="T9">,</text:span><text:span text:style-name="T10"> </text:span><text:span text:style-name="T7">"coucou %d</text:span><text:span text:style-name="T10">\n</text:span><text:span text:style-name="T7">"</text:span><text:span text:style-name="T9">,</text:span><text:span text:style-name="T10"> x</text:span><text:span text:style-name="T9">);</text:span></text:p>
      <text:p text:style-name="P4"><text:s text:c="4"/><text:span text:style-name="T10">fclose</text:span><text:span text:style-name="T9">(</text:span><text:span text:style-name="T10">fd</text:span><text:span text:style-name="T9">);</text:span></text:p>
      <text:p text:style-name="P4"><text:s text:c="2"/><text:span text:style-name="T9">}</text:span><text:span text:style-name="T10"> </text:span><text:span text:style-name="T11">else</text:span><text:span text:style-name="T10"> </text:span><text:span text:style-name="T9">{</text:span><text:span text:style-name="T10"> </text:span><text:span text:style-name="T12">// échec</text:span></text:p>
      <text:p text:style-name="P4"><text:s text:c="4"/><text:span text:style-name="T10">fprintf</text:span><text:span text:style-name="T9">(</text:span><text:span text:style-name="T10">stderr</text:span><text:span text:style-name="T9">,</text:span><text:span text:style-name="T10"> </text:span><text:span text:style-name="T7">"Can't read %s</text:span><text:span text:style-name="T10">\n</text:span><text:span text:style-name="T7">"</text:span><text:span text:style-name="T9">,</text:span><text:span text:style-name="T10"> filename</text:span><text:span text:style-name="T9">);</text:span></text:p>
      <text:p text:style-name="P4"><text:s text:c="2"/><text:span text:style-name="T9">}</text:span></text:p>
      <text:p text:style-name="P6"/>
      <text:p text:style-name="P4"><text:s text:c="2"/><text:span text:style-name="T11">return</text:span><text:span text:style-name="T10"> 0</text:span><text:span text:style-name="T9">;</text:span></text:p>
      <text:p text:style-name="P5">}</text:p>
      <text:p text:style-name="P8"><text:line-break/><text:span text:style-name="T1">Note que </text:span></text:p>
      <text:p text:style-name="P1">fclose</text:p>
      <text:p text:style-name="P8"><text:span text:style-name="T2"> </text:span><text:span text:style-name="T1">n'est à déclencher que si le file descriptor est ouvert avec succès. On peut aussi imaginer des cas plus compliqués, dans lequels tu manipules simultanément plusieurs fichiers. Il faudra dans ce cas autant de fichier que de file descriptor.</text:span><text:line-break/><text:line-break/><text:soft-page-break/><text:span text:style-name="T1">Pour aller plus loin (1/2)</text:span><text:line-break/><text:line-break/><text:span text:style-name="T1">Afin de comprendre un concept, il est intéressant de voir comment il se matérialise dans d'autres langages, en particulier dans un langage objet.</text:span><text:line-break/><text:line-break/><text:span text:style-name="T1">En C++, la notion de file descriptor est masquée par la notion de flux. Ce sont des objets qui "enveloppent" ces fameux file descriptor, et qui s'utilisent exactement de la même manière.</text:span><text:line-break/><text:line-break/><text:span text:style-name="T1">Ainsi les fd </text:span></text:p>
      <text:p text:style-name="P1">stdin</text:p>
      <text:p text:style-name="P9">, </text:p>
      <text:p text:style-name="P1">stderr</text:p>
      <text:p text:style-name="P9">, </text:p>
      <text:p text:style-name="P1">stdout</text:p>
      <text:p text:style-name="P9">, correspondent respectivement aux flux </text:p>
      <text:p text:style-name="P1">std::cin</text:p>
      <text:p text:style-name="P9">, </text:p>
      <text:p text:style-name="P1">std::cerr</text:p>
      <text:p text:style-name="P9">, </text:p>
      <text:p text:style-name="P1">std::cout</text:p>
      <text:p text:style-name="P9">. Les opérations d'écriture (</text:p>
      <text:p text:style-name="P1">fprintf</text:p>
      <text:p text:style-name="P9">) deviennent </text:p>
      <text:p text:style-name="P1">&lt;&lt;</text:p>
      <text:p text:style-name="P9">, et celle en lecture (</text:p>
      <text:p text:style-name="P1">fscanf</text:p>
      <text:p text:style-name="P9">) devient </text:p>
      <text:p text:style-name="P1"><text:soft-page-break/>&gt;&gt;</text:p>
      <text:p text:style-name="P8"><text:span text:style-name="T1">.</text:span><text:line-break/><text:line-break/><text:span text:style-name="T1">Pour écrire dans un fichier, on passe par un flux sortant (</text:span></text:p>
      <text:p text:style-name="P1">std::ostream</text:p>
      <text:p text:style-name="P9">), et plus précisément un </text:p>
      <text:p text:style-name="P1">std::ofstream</text:p>
      <text:p text:style-name="P10"> <text:span text:style-name="T3">quand il s'agit d'un fichier de données. Le programme précédent devient alors :</text:span></text:p>
      <text:p text:style-name="P2"><text:span text:style-name="T4">#include</text:span> <text:span text:style-name="T6">&lt;fstream&gt;</text:span></text:p>
      <text:p text:style-name="P3"><text:span text:style-name="T4">#include</text:span> <text:span text:style-name="T6">&lt;iostream&gt;</text:span></text:p>
      <text:p text:style-name="P6"/>
      <text:p text:style-name="P3"><text:span text:style-name="T4">int</text:span> main<text:span text:style-name="T8">()</text:span> <text:span text:style-name="T8">{</text:span></text:p>
      <text:p text:style-name="P4"><text:s text:c="2"/><text:span text:style-name="T11">const</text:span><text:span text:style-name="T10"> </text:span><text:span text:style-name="T5">char</text:span><text:span text:style-name="T10"> </text:span><text:span text:style-name="T9">*</text:span><text:span text:style-name="T10"> filename </text:span><text:span text:style-name="T9">=</text:span><text:span text:style-name="T10"> </text:span><text:span text:style-name="T7">"/home/toto.txt"</text:span><text:span text:style-name="T9">;</text:span></text:p>
      <text:p text:style-name="P4"><text:s text:c="2"/><text:span text:style-name="T5">int</text:span><text:span text:style-name="T10"> x </text:span><text:span text:style-name="T9">=</text:span><text:span text:style-name="T10"> 7</text:span><text:span text:style-name="T9">;</text:span></text:p>
      <text:p text:style-name="P6"/>
      <text:p text:style-name="P4"><text:s text:c="2"/><text:span text:style-name="T10">std</text:span><text:span text:style-name="T9">::</text:span><text:span text:style-name="T10">ofstream ofs</text:span><text:span text:style-name="T9">(</text:span><text:span text:style-name="T10">filename</text:span><text:span text:style-name="T9">);</text:span></text:p>
      <text:p text:style-name="P4"><text:s text:c="2"/><text:span text:style-name="T11">if</text:span><text:span text:style-name="T10"> </text:span><text:span text:style-name="T9">(</text:span><text:span text:style-name="T10">ofs</text:span><text:span text:style-name="T9">)</text:span><text:span text:style-name="T10"> </text:span><text:span text:style-name="T9">{</text:span><text:span text:style-name="T10"> </text:span><text:span text:style-name="T12">// succès</text:span></text:p>
      <text:p text:style-name="P4"><text:s text:c="4"/><text:span text:style-name="T12">// utilisation du fichier</text:span></text:p>
      <text:p text:style-name="P4"><text:s text:c="4"/><text:span text:style-name="T10">ofs </text:span><text:span text:style-name="T9">&lt;&lt;</text:span><text:span text:style-name="T10"> </text:span><text:span text:style-name="T7">"coucou "</text:span><text:span text:style-name="T10"> </text:span><text:span text:style-name="T9">&lt;&lt;</text:span><text:span text:style-name="T10"> x </text:span><text:span text:style-name="T9">&lt;&lt;</text:span><text:span text:style-name="T10"> std</text:span><text:span text:style-name="T9">::</text:span><text:span text:style-name="T10">endl</text:span><text:span text:style-name="T9">;</text:span></text:p>
      <text:p text:style-name="P4"><text:s text:c="4"/><text:span text:style-name="T10">ofs</text:span><text:span text:style-name="T9">.</text:span><text:span text:style-name="T10">close</text:span><text:span text:style-name="T9">();</text:span></text:p>
      <text:p text:style-name="P4"><text:s text:c="2"/><text:span text:style-name="T9">}</text:span><text:span text:style-name="T10"> </text:span><text:span text:style-name="T11">else</text:span><text:span text:style-name="T10"> </text:span><text:span text:style-name="T9">{</text:span><text:span text:style-name="T10"> </text:span><text:span text:style-name="T12">// échec</text:span></text:p>
      <text:p text:style-name="P4"><text:s text:c="4"/><text:span text:style-name="T10">std</text:span><text:span text:style-name="T9">::</text:span><text:span text:style-name="T10">cerr </text:span><text:span text:style-name="T9">&lt;&lt;</text:span><text:span text:style-name="T10"> </text:span><text:span text:style-name="T7">"Can't read "</text:span><text:span text:style-name="T10"> </text:span><text:span text:style-name="T9">&lt;&lt;</text:span><text:span text:style-name="T10"> filename </text:span><text:span text:style-name="T9">&lt;&lt;</text:span><text:span text:style-name="T10"> std</text:span><text:span text:style-name="T9">::</text:span><text:span text:style-name="T10">endl</text:span><text:span text:style-name="T9">;</text:span></text:p>
      <text:p text:style-name="P4"><text:soft-page-break/><text:s text:c="2"/><text:span text:style-name="T9">}</text:span></text:p>
      <text:p text:style-name="P6"/>
      <text:p text:style-name="P4"><text:s text:c="2"/><text:span text:style-name="T11">return</text:span><text:span text:style-name="T10"> 0</text:span><text:span text:style-name="T9">;</text:span></text:p>
      <text:p text:style-name="P5">}</text:p>
      <text:p text:style-name="P8"><text:line-break/><text:span text:style-name="T1">Pour aller plus loin (2/2)</text:span><text:line-break/><text:line-break/><text:span text:style-name="T1">Pour faire un programme qui travaille avec un autre programme via le réseau, on utilise des sockets. En C, les sockets se manipulent aussi via des fd. Le principe reste fondamentalement le même :</text:span><text:line-break/><text:span text:style-name="T1">1) création du socket (pour récupérer un fd)</text:span><text:line-break/><text:span text:style-name="T1">2) utilisation du fd (écriture pour envoyer de la donnée, lecture pour en recevoir)</text:span><text:line-break/><text:span text:style-name="T1">3) fermeture du socket pour interrompre la communication (ou la fermer en cas de problème)</text:span><text:line-break/><text:line-break/><text:span text:style-name="T1">Les fonctions sont bien évidemment un peu différentes mais le principe reste identique. Attention à bien garder à l'esprit qu'en fonction du protocole de transport (UDP ou TCP), l'utilisation des sockets diffère un peu, et donc il ne faut pas les mélanger. Pour bien comprendre, je te renvoie à un tutoriel sur les sockets ;-)</text:span><text:line-break/><text:line-break/><text:span text:style-name="T1">Bonne chanc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Roboto" svg:font-family="Roboto, sans-serif"/>
    <style:font-face style:name="arial" svg:font-family="arial" style:font-family-generic="swiss"/>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FreeSans"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0:10:36.200638063</meta:creation-date>
    <dc:date>2023-03-17T10:11:17.034761268</dc:date>
    <meta:editing-duration>PT41S</meta:editing-duration>
    <meta:editing-cycles>1</meta:editing-cycles>
    <meta:generator>LibreOffice/7.3.7.2$Linux_X86_64 LibreOffice_project/30$Build-2</meta:generator>
    <meta:document-statistic meta:table-count="0" meta:image-count="0" meta:object-count="0" meta:page-count="7" meta:paragraph-count="92" meta:word-count="1030" meta:character-count="6074" meta:non-whitespace-character-count="5019"/>
  </office:meta>
</office:document-meta>
</file>